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630488" calcext:value-type="float">
            <text:p>97.63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82888" calcext:value-type="float">
            <text:p>97.78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770696" calcext:value-type="float">
            <text:p>97.77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209608" calcext:value-type="float">
            <text:p>98.20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1032" calcext:value-type="float">
            <text:p>97.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20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04832" calcext:value-type="float">
            <text:p>97.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17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869488" calcext:value-type="float">
            <text:p>104.8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1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575368" calcext:value-type="float">
            <text:p>98.57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1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252792" calcext:value-type="float">
            <text:p>96.2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10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408752" calcext:value-type="float">
            <text:p>94.40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09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08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969584" calcext:value-type="float">
            <text:p>94.96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07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0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24576" calcext:value-type="float">
            <text:p>94.52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0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542864" calcext:value-type="float">
            <text:p>94.54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0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020632" calcext:value-type="float">
            <text:p>98.0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200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7652" calcext:value-type="float">
            <text:p>94.07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98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006416" calcext:value-type="float">
            <text:p>94.00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96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164" calcext:value-type="float">
            <text:p>93.1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9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500448" calcext:value-type="float">
            <text:p>93.50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9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2976" calcext:value-type="float">
            <text:p>93.3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9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1452" calcext:value-type="float">
            <text:p>93.3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9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168472" calcext:value-type="float">
            <text:p>92.16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90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049344" calcext:value-type="float">
            <text:p>93.04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8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5.274384" calcext:value-type="float">
            <text:p>95.27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88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960952" calcext:value-type="float">
            <text:p>92.9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85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1.27236" calcext:value-type="float">
            <text:p>91.27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8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9632" calcext:value-type="float">
            <text:p>100.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8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92412" calcext:value-type="float">
            <text:p>93.9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79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384624" calcext:value-type="float">
            <text:p>93.38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7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23576" calcext:value-type="float">
            <text:p>103.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78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195392" calcext:value-type="float">
            <text:p>94.19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77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8.304096" calcext:value-type="float">
            <text:p>98.30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0253601</text:p>
          </table:table-cell>
          <table:table-cell office:value-type="string" calcext:value-type="string">
            <text:p>1976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11088" calcext:value-type="float">
            <text:p>94.81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46" meta:object-count="0"/>
    <meta:user-defined meta:name="AppVersion">3.0</meta:user-defined>
  </office:meta>
</office:document-meta>
</file>